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290.15pt" svg:y="2.83pt">
            <loext:p draw:notify-on-update-of-ranges="EnergyVals.A1:EnergyVals.A101 EnergyVals.B1:EnergyVals.B101 EnergyVals.C1:EnergyVals.C101 EnergyVals.D1:EnergyVals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1.7028555528" calcext:value-type="float">
            <text:p>11.7028555528</text:p>
          </table:table-cell>
          <table:table-cell office:value-type="float" office:value="-4.04697883385E-017" calcext:value-type="float">
            <text:p>-4.04697883385E-17</text:p>
          </table:table-cell>
          <table:table-cell office:value-type="float" office:value="11.7028555528" calcext:value-type="float">
            <text:p>11.702855552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7" calcext:value-type="float">
            <text:p>11.7028555737</text:p>
          </table:table-cell>
          <table:table-cell office:value-type="float" office:value="-3.74074916512E-017" calcext:value-type="float">
            <text:p>-3.74074916512E-17</text:p>
          </table:table-cell>
          <table:table-cell office:value-type="float" office:value="11.7028555737" calcext:value-type="float">
            <text:p>11.702855573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8555899" calcext:value-type="float">
            <text:p>11.7028555899</text:p>
          </table:table-cell>
          <table:table-cell office:value-type="float" office:value="-3.48713807526E-017" calcext:value-type="float">
            <text:p>-3.48713807526E-17</text:p>
          </table:table-cell>
          <table:table-cell office:value-type="float" office:value="11.7028555899" calcext:value-type="float">
            <text:p>11.70285558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2.42021868614E-017" calcext:value-type="float">
            <text:p>-2.42021868614E-17</text:p>
          </table:table-cell>
          <table:table-cell office:value-type="float" office:value="11.7028556033" calcext:value-type="float">
            <text:p>11.702855603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1.7028556151" calcext:value-type="float">
            <text:p>11.7028556151</text:p>
          </table:table-cell>
          <table:table-cell office:value-type="float" office:value="-3.60767986992E-017" calcext:value-type="float">
            <text:p>-3.60767986992E-17</text:p>
          </table:table-cell>
          <table:table-cell office:value-type="float" office:value="11.7028556151" calcext:value-type="float">
            <text:p>11.702855615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44542178778E-017" calcext:value-type="float">
            <text:p>-2.44542178778E-17</text:p>
          </table:table-cell>
          <table:table-cell office:value-type="float" office:value="11.7028556252" calcext:value-type="float">
            <text:p>11.702855625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1.7028556343" calcext:value-type="float">
            <text:p>11.7028556343</text:p>
          </table:table-cell>
          <table:table-cell office:value-type="float" office:value="-3.79134681867E-017" calcext:value-type="float">
            <text:p>-3.79134681867E-17</text:p>
          </table:table-cell>
          <table:table-cell office:value-type="float" office:value="11.7028556343" calcext:value-type="float">
            <text:p>11.70285563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98214286627E-017" calcext:value-type="float">
            <text:p>-1.98214286627E-17</text:p>
          </table:table-cell>
          <table:table-cell office:value-type="float" office:value="11.7028556425" calcext:value-type="float">
            <text:p>11.702855642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556502" calcext:value-type="float">
            <text:p>11.7028556502</text:p>
          </table:table-cell>
          <table:table-cell office:value-type="float" office:value="-2.03830674444E-017" calcext:value-type="float">
            <text:p>-2.03830674444E-17</text:p>
          </table:table-cell>
          <table:table-cell office:value-type="float" office:value="11.7028556502" calcext:value-type="float">
            <text:p>11.70285565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4" calcext:value-type="float">
            <text:p>11.7028556574</text:p>
          </table:table-cell>
          <table:table-cell office:value-type="float" office:value="-2.34364772058E-017" calcext:value-type="float">
            <text:p>-2.34364772058E-17</text:p>
          </table:table-cell>
          <table:table-cell office:value-type="float" office:value="11.7028556574" calcext:value-type="float">
            <text:p>11.70285565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21.4607265954" calcext:value-type="float">
            <text:p>21.4607265954</text:p>
          </table:table-cell>
          <table:table-cell office:value-type="float" office:value="2.35189220359E-016" calcext:value-type="float">
            <text:p>2.35189220359E-16</text:p>
          </table:table-cell>
          <table:table-cell office:value-type="float" office:value="21.4607265954" calcext:value-type="float">
            <text:p>21.46072659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639505362" calcext:value-type="float">
            <text:p>21.4639505362</text:p>
          </table:table-cell>
          <table:table-cell office:value-type="float" office:value="1.72900143371E-016" calcext:value-type="float">
            <text:p>1.72900143371E-16</text:p>
          </table:table-cell>
          <table:table-cell office:value-type="float" office:value="21.4639505362" calcext:value-type="float">
            <text:p>21.463950536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21.4605753996" calcext:value-type="float">
            <text:p>21.4605753996</text:p>
          </table:table-cell>
          <table:table-cell office:value-type="float" office:value="1.02180966773E-016" calcext:value-type="float">
            <text:p>1.02180966773E-16</text:p>
          </table:table-cell>
          <table:table-cell office:value-type="float" office:value="21.4605753996" calcext:value-type="float">
            <text:p>21.46057539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560622637" calcext:value-type="float">
            <text:p>21.4560622637</text:p>
          </table:table-cell>
          <table:table-cell office:value-type="float" office:value="7.48017260145E-017" calcext:value-type="float">
            <text:p>7.48017260145E-17</text:p>
          </table:table-cell>
          <table:table-cell office:value-type="float" office:value="21.4560622637" calcext:value-type="float">
            <text:p>21.456062263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1.4558055305" calcext:value-type="float">
            <text:p>21.4558055305</text:p>
          </table:table-cell>
          <table:table-cell office:value-type="float" office:value="8.55151529136E-017" calcext:value-type="float">
            <text:p>8.55151529136E-17</text:p>
          </table:table-cell>
          <table:table-cell office:value-type="float" office:value="21.4558055305" calcext:value-type="float">
            <text:p>21.45580553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600898455" calcext:value-type="float">
            <text:p>21.4600898455</text:p>
          </table:table-cell>
          <table:table-cell office:value-type="float" office:value="6.85279965584E-017" calcext:value-type="float">
            <text:p>6.85279965584E-17</text:p>
          </table:table-cell>
          <table:table-cell office:value-type="float" office:value="21.4600898455" calcext:value-type="float">
            <text:p>21.460089845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1.4637381634" calcext:value-type="float">
            <text:p>21.4637381634</text:p>
          </table:table-cell>
          <table:table-cell office:value-type="float" office:value="-3.7958973133E-018" calcext:value-type="float">
            <text:p>-3.7958973133E-18</text:p>
          </table:table-cell>
          <table:table-cell office:value-type="float" office:value="21.4637381634" calcext:value-type="float">
            <text:p>21.463738163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604118573" calcext:value-type="float">
            <text:p>21.4604118573</text:p>
          </table:table-cell>
          <table:table-cell office:value-type="float" office:value="-8.94141508592E-018" calcext:value-type="float">
            <text:p>-8.94141508592E-18</text:p>
          </table:table-cell>
          <table:table-cell office:value-type="float" office:value="21.4604118573" calcext:value-type="float">
            <text:p>21.460411857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21.4543144478" calcext:value-type="float">
            <text:p>21.4543144478</text:p>
          </table:table-cell>
          <table:table-cell office:value-type="float" office:value="4.88738875473E-017" calcext:value-type="float">
            <text:p>4.88738875473E-17</text:p>
          </table:table-cell>
          <table:table-cell office:value-type="float" office:value="21.4543144478" calcext:value-type="float">
            <text:p>21.45431444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.573399661" calcext:value-type="float">
            <text:p>26.573399661</text:p>
          </table:table-cell>
          <table:table-cell office:value-type="float" office:value="1.34320124579E-016" calcext:value-type="float">
            <text:p>1.34320124579E-16</text:p>
          </table:table-cell>
          <table:table-cell office:value-type="float" office:value="26.573399661" calcext:value-type="float">
            <text:p>26.57339966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6.5652412037" calcext:value-type="float">
            <text:p>26.5652412037</text:p>
          </table:table-cell>
          <table:table-cell office:value-type="float" office:value="2.42418117013E-016" calcext:value-type="float">
            <text:p>2.42418117013E-16</text:p>
          </table:table-cell>
          <table:table-cell office:value-type="float" office:value="26.5652412037" calcext:value-type="float">
            <text:p>26.56524120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6.5888972414" calcext:value-type="float">
            <text:p>26.5888972414</text:p>
          </table:table-cell>
          <table:table-cell office:value-type="float" office:value="1.76218720327E-016" calcext:value-type="float">
            <text:p>1.76218720327E-16</text:p>
          </table:table-cell>
          <table:table-cell office:value-type="float" office:value="26.5888972414" calcext:value-type="float">
            <text:p>26.588897241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26.5608553376" calcext:value-type="float">
            <text:p>26.5608553376</text:p>
          </table:table-cell>
          <table:table-cell office:value-type="float" office:value="-8.60142027838E-018" calcext:value-type="float">
            <text:p>-8.60142027838E-18</text:p>
          </table:table-cell>
          <table:table-cell office:value-type="float" office:value="26.5608553376" calcext:value-type="float">
            <text:p>26.56085533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6.5577313335" calcext:value-type="float">
            <text:p>26.5577313335</text:p>
          </table:table-cell>
          <table:table-cell office:value-type="float" office:value="2.67578655733E-017" calcext:value-type="float">
            <text:p>2.67578655733E-17</text:p>
          </table:table-cell>
          <table:table-cell office:value-type="float" office:value="26.5577313335" calcext:value-type="float">
            <text:p>26.557731333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6.5569577994" calcext:value-type="float">
            <text:p>26.5569577994</text:p>
          </table:table-cell>
          <table:table-cell office:value-type="float" office:value="2.44044855827E-017" calcext:value-type="float">
            <text:p>2.44044855827E-17</text:p>
          </table:table-cell>
          <table:table-cell office:value-type="float" office:value="26.5569577994" calcext:value-type="float">
            <text:p>26.556957799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6.55629304" calcext:value-type="float">
            <text:p>26.55629304</text:p>
          </table:table-cell>
          <table:table-cell office:value-type="float" office:value="5.24213919911E-017" calcext:value-type="float">
            <text:p>5.24213919911E-17</text:p>
          </table:table-cell>
          <table:table-cell office:value-type="float" office:value="26.55629304" calcext:value-type="float">
            <text:p>26.5562930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6.5557068463" calcext:value-type="float">
            <text:p>26.5557068463</text:p>
          </table:table-cell>
          <table:table-cell office:value-type="float" office:value="-2.40491637997E-017" calcext:value-type="float">
            <text:p>-2.40491637997E-17</text:p>
          </table:table-cell>
          <table:table-cell office:value-type="float" office:value="26.5557068463" calcext:value-type="float">
            <text:p>26.55570684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.5551804365" calcext:value-type="float">
            <text:p>26.5551804365</text:p>
          </table:table-cell>
          <table:table-cell office:value-type="float" office:value="5.47884154659E-017" calcext:value-type="float">
            <text:p>5.47884154659E-17</text:p>
          </table:table-cell>
          <table:table-cell office:value-type="float" office:value="26.5551804365" calcext:value-type="float">
            <text:p>26.555180436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26.5547012452" calcext:value-type="float">
            <text:p>26.5547012452</text:p>
          </table:table-cell>
          <table:table-cell office:value-type="float" office:value="5.6670098427E-017" calcext:value-type="float">
            <text:p>5.6670098427E-17</text:p>
          </table:table-cell>
          <table:table-cell office:value-type="float" office:value="26.5547012452" calcext:value-type="float">
            <text:p>26.554701245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6.5542604168" calcext:value-type="float">
            <text:p>26.5542604168</text:p>
          </table:table-cell>
          <table:table-cell office:value-type="float" office:value="4.84707870912E-017" calcext:value-type="float">
            <text:p>4.84707870912E-17</text:p>
          </table:table-cell>
          <table:table-cell office:value-type="float" office:value="26.5542604168" calcext:value-type="float">
            <text:p>26.554260416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48.6825017664" calcext:value-type="float">
            <text:p>48.6825017664</text:p>
          </table:table-cell>
          <table:table-cell office:value-type="float" office:value="3.5023921946E-016" calcext:value-type="float">
            <text:p>3.5023921946E-16</text:p>
          </table:table-cell>
          <table:table-cell office:value-type="float" office:value="48.6825017664" calcext:value-type="float">
            <text:p>48.68250176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.6822101417" calcext:value-type="float">
            <text:p>48.6822101417</text:p>
          </table:table-cell>
          <table:table-cell office:value-type="float" office:value="5.76625406867E-016" calcext:value-type="float">
            <text:p>5.76625406867E-16</text:p>
          </table:table-cell>
          <table:table-cell office:value-type="float" office:value="48.6822101417" calcext:value-type="float">
            <text:p>48.682210141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48.6819288921" calcext:value-type="float">
            <text:p>48.6819288921</text:p>
          </table:table-cell>
          <table:table-cell office:value-type="float" office:value="5.25745433927E-016" calcext:value-type="float">
            <text:p>5.25745433927E-16</text:p>
          </table:table-cell>
          <table:table-cell office:value-type="float" office:value="48.6819288921" calcext:value-type="float">
            <text:p>48.68192889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.6816571906" calcext:value-type="float">
            <text:p>48.6816571906</text:p>
          </table:table-cell>
          <table:table-cell office:value-type="float" office:value="5.41390951139E-016" calcext:value-type="float">
            <text:p>5.41390951139E-16</text:p>
          </table:table-cell>
          <table:table-cell office:value-type="float" office:value="48.6816571906" calcext:value-type="float">
            <text:p>48.681657190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8.681394768" calcext:value-type="float">
            <text:p>48.681394768</text:p>
          </table:table-cell>
          <table:table-cell office:value-type="float" office:value="6.09157941765E-016" calcext:value-type="float">
            <text:p>6.09157941765E-16</text:p>
          </table:table-cell>
          <table:table-cell office:value-type="float" office:value="48.681394768" calcext:value-type="float">
            <text:p>48.6813947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.6816979109" calcext:value-type="float">
            <text:p>48.6816979109</text:p>
          </table:table-cell>
          <table:table-cell office:value-type="float" office:value="5.32929204256E-016" calcext:value-type="float">
            <text:p>5.32929204256E-16</text:p>
          </table:table-cell>
          <table:table-cell office:value-type="float" office:value="48.6816979109" calcext:value-type="float">
            <text:p>48.681697910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8.6878151153" calcext:value-type="float">
            <text:p>48.6878151153</text:p>
          </table:table-cell>
          <table:table-cell office:value-type="float" office:value="4.71010649899E-016" calcext:value-type="float">
            <text:p>4.71010649899E-16</text:p>
          </table:table-cell>
          <table:table-cell office:value-type="float" office:value="48.6878151153" calcext:value-type="float">
            <text:p>48.687815115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8.689021118" calcext:value-type="float">
            <text:p>48.689021118</text:p>
          </table:table-cell>
          <table:table-cell office:value-type="float" office:value="4.1744114248E-016" calcext:value-type="float">
            <text:p>4.1744114248E-16</text:p>
          </table:table-cell>
          <table:table-cell office:value-type="float" office:value="48.689021118" calcext:value-type="float">
            <text:p>48.68902111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8.6845107211" calcext:value-type="float">
            <text:p>48.6845107211</text:p>
          </table:table-cell>
          <table:table-cell office:value-type="float" office:value="3.57947531406E-016" calcext:value-type="float">
            <text:p>3.57947531406E-16</text:p>
          </table:table-cell>
          <table:table-cell office:value-type="float" office:value="48.6845107211" calcext:value-type="float">
            <text:p>48.6845107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7125035644" calcext:value-type="float">
            <text:p>53.7125035644</text:p>
          </table:table-cell>
          <table:table-cell office:value-type="float" office:value="5.19839748875E-016" calcext:value-type="float">
            <text:p>5.19839748875E-16</text:p>
          </table:table-cell>
          <table:table-cell office:value-type="float" office:value="53.7125035644" calcext:value-type="float">
            <text:p>53.712503564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53.7003768024" calcext:value-type="float">
            <text:p>53.7003768024</text:p>
          </table:table-cell>
          <table:table-cell office:value-type="float" office:value="7.73222027078E-016" calcext:value-type="float">
            <text:p>7.73222027078E-16</text:p>
          </table:table-cell>
          <table:table-cell office:value-type="float" office:value="53.7003768024" calcext:value-type="float">
            <text:p>53.700376802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53.7042458301" calcext:value-type="float">
            <text:p>53.7042458301</text:p>
          </table:table-cell>
          <table:table-cell office:value-type="float" office:value="4.40711096813E-016" calcext:value-type="float">
            <text:p>4.40711096813E-16</text:p>
          </table:table-cell>
          <table:table-cell office:value-type="float" office:value="53.7042458301" calcext:value-type="float">
            <text:p>53.704245830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53.6829773333" calcext:value-type="float">
            <text:p>53.6829773333</text:p>
          </table:table-cell>
          <table:table-cell office:value-type="float" office:value="5.03266926991E-016" calcext:value-type="float">
            <text:p>5.03266926991E-16</text:p>
          </table:table-cell>
          <table:table-cell office:value-type="float" office:value="53.6829773333" calcext:value-type="float">
            <text:p>53.682977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3.606115509" calcext:value-type="float">
            <text:p>53.606115509</text:p>
          </table:table-cell>
          <table:table-cell office:value-type="float" office:value="2.08288427188E-016" calcext:value-type="float">
            <text:p>2.08288427188E-16</text:p>
          </table:table-cell>
          <table:table-cell office:value-type="float" office:value="53.606115509" calcext:value-type="float">
            <text:p>53.60611550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3.5056013408" calcext:value-type="float">
            <text:p>53.5056013408</text:p>
          </table:table-cell>
          <table:table-cell office:value-type="float" office:value="4.08465861847E-017" calcext:value-type="float">
            <text:p>4.08465861847E-17</text:p>
          </table:table-cell>
          <table:table-cell office:value-type="float" office:value="53.5056013408" calcext:value-type="float">
            <text:p>53.505601340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53.4605527402" calcext:value-type="float">
            <text:p>53.4605527402</text:p>
          </table:table-cell>
          <table:table-cell office:value-type="float" office:value="-2.81595980221E-017" calcext:value-type="float">
            <text:p>-2.81595980221E-17</text:p>
          </table:table-cell>
          <table:table-cell office:value-type="float" office:value="53.4605527402" calcext:value-type="float">
            <text:p>53.460552740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53.4279147582" calcext:value-type="float">
            <text:p>53.4279147582</text:p>
          </table:table-cell>
          <table:table-cell office:value-type="float" office:value="1.32807311309E-016" calcext:value-type="float">
            <text:p>1.32807311309E-16</text:p>
          </table:table-cell>
          <table:table-cell office:value-type="float" office:value="53.4279147582" calcext:value-type="float">
            <text:p>53.427914758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3.4013446061" calcext:value-type="float">
            <text:p>53.4013446061</text:p>
          </table:table-cell>
          <table:table-cell office:value-type="float" office:value="-1.33692427547E-016" calcext:value-type="float">
            <text:p>-1.33692427547E-16</text:p>
          </table:table-cell>
          <table:table-cell office:value-type="float" office:value="53.4013446061" calcext:value-type="float">
            <text:p>53.401344606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53.378703579" calcext:value-type="float">
            <text:p>53.378703579</text:p>
          </table:table-cell>
          <table:table-cell office:value-type="float" office:value="1.05016090499E-016" calcext:value-type="float">
            <text:p>1.05016090499E-16</text:p>
          </table:table-cell>
          <table:table-cell office:value-type="float" office:value="53.378703579" calcext:value-type="float">
            <text:p>53.37870357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3.3588441515" calcext:value-type="float">
            <text:p>53.3588441515</text:p>
          </table:table-cell>
          <table:table-cell office:value-type="float" office:value="1.71064950434E-016" calcext:value-type="float">
            <text:p>1.71064950434E-16</text:p>
          </table:table-cell>
          <table:table-cell office:value-type="float" office:value="53.3588441515" calcext:value-type="float">
            <text:p>53.358844151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97.8105379672" calcext:value-type="float">
            <text:p>97.8105379672</text:p>
          </table:table-cell>
          <table:table-cell office:value-type="float" office:value="1.09025563211E-015" calcext:value-type="float">
            <text:p>1.09025563211E-15</text:p>
          </table:table-cell>
          <table:table-cell office:value-type="float" office:value="97.8105379672" calcext:value-type="float">
            <text:p>97.810537967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7.7974143095" calcext:value-type="float">
            <text:p>97.7974143095</text:p>
          </table:table-cell>
          <table:table-cell office:value-type="float" office:value="5.9665873908E-016" calcext:value-type="float">
            <text:p>5.9665873908E-16</text:p>
          </table:table-cell>
          <table:table-cell office:value-type="float" office:value="97.7974143095" calcext:value-type="float">
            <text:p>97.797414309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97.7848663854" calcext:value-type="float">
            <text:p>97.7848663854</text:p>
          </table:table-cell>
          <table:table-cell office:value-type="float" office:value="1.3713452225E-015" calcext:value-type="float">
            <text:p>1.3713452225E-15</text:p>
          </table:table-cell>
          <table:table-cell office:value-type="float" office:value="97.7848663854" calcext:value-type="float">
            <text:p>97.784866385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97.7728465025" calcext:value-type="float">
            <text:p>97.7728465025</text:p>
          </table:table-cell>
          <table:table-cell office:value-type="float" office:value="9.38611427255E-016" calcext:value-type="float">
            <text:p>9.38611427255E-16</text:p>
          </table:table-cell>
          <table:table-cell office:value-type="float" office:value="97.7728465025" calcext:value-type="float">
            <text:p>97.772846502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97.7613140711" calcext:value-type="float">
            <text:p>97.7613140711</text:p>
          </table:table-cell>
          <table:table-cell office:value-type="float" office:value="1.27957561052E-015" calcext:value-type="float">
            <text:p>1.27957561052E-15</text:p>
          </table:table-cell>
          <table:table-cell office:value-type="float" office:value="97.7613140711" calcext:value-type="float">
            <text:p>97.76131407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7.7501891085" calcext:value-type="float">
            <text:p>97.7501891085</text:p>
          </table:table-cell>
          <table:table-cell office:value-type="float" office:value="9.71801897415E-016" calcext:value-type="float">
            <text:p>9.71801897415E-16</text:p>
          </table:table-cell>
          <table:table-cell office:value-type="float" office:value="97.7501891085" calcext:value-type="float">
            <text:p>97.750189108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97.7394480852" calcext:value-type="float">
            <text:p>97.7394480852</text:p>
          </table:table-cell>
          <table:table-cell office:value-type="float" office:value="1.35254607465E-015" calcext:value-type="float">
            <text:p>1.35254607465E-15</text:p>
          </table:table-cell>
          <table:table-cell office:value-type="float" office:value="97.7394480852" calcext:value-type="float">
            <text:p>97.739448085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97.7290627218" calcext:value-type="float">
            <text:p>97.7290627218</text:p>
          </table:table-cell>
          <table:table-cell office:value-type="float" office:value="1.09808929718E-015" calcext:value-type="float">
            <text:p>1.09808929718E-15</text:p>
          </table:table-cell>
          <table:table-cell office:value-type="float" office:value="97.7290627218" calcext:value-type="float">
            <text:p>97.7290627218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97.7190125445" calcext:value-type="float">
            <text:p>97.7190125445</text:p>
          </table:table-cell>
          <table:table-cell office:value-type="float" office:value="1.30352837427E-015" calcext:value-type="float">
            <text:p>1.30352837427E-15</text:p>
          </table:table-cell>
          <table:table-cell office:value-type="float" office:value="97.7190125445" calcext:value-type="float">
            <text:p>97.71901254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4.8118434081" calcext:value-type="float">
            <text:p>54.8118434081</text:p>
          </table:table-cell>
          <table:table-cell office:value-type="float" office:value="1.09655254204E-016" calcext:value-type="float">
            <text:p>1.09655254204E-16</text:p>
          </table:table-cell>
          <table:table-cell office:value-type="float" office:value="54.8118434081" calcext:value-type="float">
            <text:p>54.811843408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54.7908045307" calcext:value-type="float">
            <text:p>54.7908045307</text:p>
          </table:table-cell>
          <table:table-cell office:value-type="float" office:value="2.85046704451E-019" calcext:value-type="float">
            <text:p>2.85046704451E-19</text:p>
          </table:table-cell>
          <table:table-cell office:value-type="float" office:value="54.7908045307" calcext:value-type="float">
            <text:p>54.790804530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4.7668710819" calcext:value-type="float">
            <text:p>54.7668710819</text:p>
          </table:table-cell>
          <table:table-cell office:value-type="float" office:value="5.31711516042E-016" calcext:value-type="float">
            <text:p>5.31711516042E-16</text:p>
          </table:table-cell>
          <table:table-cell office:value-type="float" office:value="54.7668710819" calcext:value-type="float">
            <text:p>54.7668710819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54.7629881438" calcext:value-type="float">
            <text:p>54.7629881438</text:p>
          </table:table-cell>
          <table:table-cell office:value-type="float" office:value="8.18928878854E-016" calcext:value-type="float">
            <text:p>8.18928878854E-16</text:p>
          </table:table-cell>
          <table:table-cell office:value-type="float" office:value="54.7629881438" calcext:value-type="float">
            <text:p>54.76298814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4.7635742717" calcext:value-type="float">
            <text:p>54.7635742717</text:p>
          </table:table-cell>
          <table:table-cell office:value-type="float" office:value="5.86666133343E-016" calcext:value-type="float">
            <text:p>5.86666133343E-16</text:p>
          </table:table-cell>
          <table:table-cell office:value-type="float" office:value="54.7635742717" calcext:value-type="float">
            <text:p>54.763574271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54.7309303662" calcext:value-type="float">
            <text:p>54.7309303662</text:p>
          </table:table-cell>
          <table:table-cell office:value-type="float" office:value="5.9363002923E-016" calcext:value-type="float">
            <text:p>5.9363002923E-16</text:p>
          </table:table-cell>
          <table:table-cell office:value-type="float" office:value="54.7309303662" calcext:value-type="float">
            <text:p>54.730930366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4.7217105203" calcext:value-type="float">
            <text:p>54.7217105203</text:p>
          </table:table-cell>
          <table:table-cell office:value-type="float" office:value="3.89956166597E-016" calcext:value-type="float">
            <text:p>3.89956166597E-16</text:p>
          </table:table-cell>
          <table:table-cell office:value-type="float" office:value="54.7217105203" calcext:value-type="float">
            <text:p>54.7217105203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54.6719927947" calcext:value-type="float">
            <text:p>54.6719927947</text:p>
          </table:table-cell>
          <table:table-cell office:value-type="float" office:value="2.056341376E-016" calcext:value-type="float">
            <text:p>2.056341376E-16</text:p>
          </table:table-cell>
          <table:table-cell office:value-type="float" office:value="54.6719927947" calcext:value-type="float">
            <text:p>54.671992794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4.652528977" calcext:value-type="float">
            <text:p>54.652528977</text:p>
          </table:table-cell>
          <table:table-cell office:value-type="float" office:value="-1.0356160801E-017" calcext:value-type="float">
            <text:p>-1.0356160801E-17</text:p>
          </table:table-cell>
          <table:table-cell office:value-type="float" office:value="54.652528977" calcext:value-type="float">
            <text:p>54.652528977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54.6356468301" calcext:value-type="float">
            <text:p>54.6356468301</text:p>
          </table:table-cell>
          <table:table-cell office:value-type="float" office:value="3.98611615223E-017" calcext:value-type="float">
            <text:p>3.98611615223E-17</text:p>
          </table:table-cell>
          <table:table-cell office:value-type="float" office:value="54.6356468301" calcext:value-type="float">
            <text:p>54.635646830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4.6200684304" calcext:value-type="float">
            <text:p>54.6200684304</text:p>
          </table:table-cell>
          <table:table-cell office:value-type="float" office:value="-9.56568167878E-017" calcext:value-type="float">
            <text:p>-9.56568167878E-17</text:p>
          </table:table-cell>
          <table:table-cell office:value-type="float" office:value="54.6200684304" calcext:value-type="float">
            <text:p>54.6200684304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100.125394033" calcext:value-type="float">
            <text:p>100.125394033</text:p>
          </table:table-cell>
          <table:table-cell office:value-type="float" office:value="1.35775839379E-015" calcext:value-type="float">
            <text:p>1.35775839379E-15</text:p>
          </table:table-cell>
          <table:table-cell office:value-type="float" office:value="100.125394033" calcext:value-type="float">
            <text:p>100.1253940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.114688199" calcext:value-type="float">
            <text:p>100.114688199</text:p>
          </table:table-cell>
          <table:table-cell office:value-type="float" office:value="1.17333925278E-015" calcext:value-type="float">
            <text:p>1.17333925278E-15</text:p>
          </table:table-cell>
          <table:table-cell office:value-type="float" office:value="100.114688199" calcext:value-type="float">
            <text:p>100.114688199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00.104279247" calcext:value-type="float">
            <text:p>100.104279247</text:p>
          </table:table-cell>
          <table:table-cell office:value-type="float" office:value="1.44610313965E-015" calcext:value-type="float">
            <text:p>1.44610313965E-15</text:p>
          </table:table-cell>
          <table:table-cell office:value-type="float" office:value="100.104279247" calcext:value-type="float">
            <text:p>100.10427924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00.094130436" calcext:value-type="float">
            <text:p>100.094130436</text:p>
          </table:table-cell>
          <table:table-cell office:value-type="float" office:value="8.47607752343E-016" calcext:value-type="float">
            <text:p>8.47607752343E-16</text:p>
          </table:table-cell>
          <table:table-cell office:value-type="float" office:value="100.094130436" calcext:value-type="float">
            <text:p>100.094130436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00.084227156" calcext:value-type="float">
            <text:p>100.084227156</text:p>
          </table:table-cell>
          <table:table-cell office:value-type="float" office:value="8.94962316166E-016" calcext:value-type="float">
            <text:p>8.94962316166E-16</text:p>
          </table:table-cell>
          <table:table-cell office:value-type="float" office:value="100.084227156" calcext:value-type="float">
            <text:p>100.08422715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0.074524007" calcext:value-type="float">
            <text:p>100.074524007</text:p>
          </table:table-cell>
          <table:table-cell office:value-type="float" office:value="8.05062182651E-016" calcext:value-type="float">
            <text:p>8.05062182651E-16</text:p>
          </table:table-cell>
          <table:table-cell office:value-type="float" office:value="100.074524007" calcext:value-type="float">
            <text:p>100.074524007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00.065000162" calcext:value-type="float">
            <text:p>100.065000162</text:p>
          </table:table-cell>
          <table:table-cell office:value-type="float" office:value="1.26980861303E-015" calcext:value-type="float">
            <text:p>1.26980861303E-15</text:p>
          </table:table-cell>
          <table:table-cell office:value-type="float" office:value="100.065000162" calcext:value-type="float">
            <text:p>100.06500016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00.055655176" calcext:value-type="float">
            <text:p>100.055655176</text:p>
          </table:table-cell>
          <table:table-cell office:value-type="float" office:value="8.95289485489E-016" calcext:value-type="float">
            <text:p>8.95289485489E-16</text:p>
          </table:table-cell>
          <table:table-cell office:value-type="float" office:value="100.055655176" calcext:value-type="float">
            <text:p>100.055655176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100.046485836" calcext:value-type="float">
            <text:p>100.046485836</text:p>
          </table:table-cell>
          <table:table-cell office:value-type="float" office:value="9.73056641154E-016" calcext:value-type="float">
            <text:p>9.73056641154E-16</text:p>
          </table:table-cell>
          <table:table-cell office:value-type="float" office:value="100.046485836" calcext:value-type="float">
            <text:p>100.046485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5659027358" calcext:value-type="float">
            <text:p>54.5659027358</text:p>
          </table:table-cell>
          <table:table-cell office:value-type="float" office:value="9.873143934E-018" calcext:value-type="float">
            <text:p>9.873143934E-18</text:p>
          </table:table-cell>
          <table:table-cell office:value-type="float" office:value="54.5659027358" calcext:value-type="float">
            <text:p>54.5659027358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54.5510743844" calcext:value-type="float">
            <text:p>54.5510743844</text:p>
          </table:table-cell>
          <table:table-cell office:value-type="float" office:value="-4.62315949669E-017" calcext:value-type="float">
            <text:p>-4.62315949669E-17</text:p>
          </table:table-cell>
          <table:table-cell office:value-type="float" office:value="54.5510743844" calcext:value-type="float">
            <text:p>54.551074384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4.5352438244" calcext:value-type="float">
            <text:p>54.5352438244</text:p>
          </table:table-cell>
          <table:table-cell office:value-type="float" office:value="-7.27961970631E-017" calcext:value-type="float">
            <text:p>-7.27961970631E-17</text:p>
          </table:table-cell>
          <table:table-cell office:value-type="float" office:value="54.5352438244" calcext:value-type="float">
            <text:p>54.5352438244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54.525937076" calcext:value-type="float">
            <text:p>54.525937076</text:p>
          </table:table-cell>
          <table:table-cell office:value-type="float" office:value="2.39519965475E-016" calcext:value-type="float">
            <text:p>2.39519965475E-16</text:p>
          </table:table-cell>
          <table:table-cell office:value-type="float" office:value="54.525937076" calcext:value-type="float">
            <text:p>54.52593707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4.5165348136" calcext:value-type="float">
            <text:p>54.5165348136</text:p>
          </table:table-cell>
          <table:table-cell office:value-type="float" office:value="3.40428573254E-016" calcext:value-type="float">
            <text:p>3.40428573254E-16</text:p>
          </table:table-cell>
          <table:table-cell office:value-type="float" office:value="54.5165348136" calcext:value-type="float">
            <text:p>54.516534813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54.5162512162" calcext:value-type="float">
            <text:p>54.5162512162</text:p>
          </table:table-cell>
          <table:table-cell office:value-type="float" office:value="5.00944698431E-016" calcext:value-type="float">
            <text:p>5.00944698431E-16</text:p>
          </table:table-cell>
          <table:table-cell office:value-type="float" office:value="54.5162512162" calcext:value-type="float">
            <text:p>54.516251216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4.5403802533" calcext:value-type="float">
            <text:p>54.5403802533</text:p>
          </table:table-cell>
          <table:table-cell office:value-type="float" office:value="5.47406477362E-016" calcext:value-type="float">
            <text:p>5.47406477362E-16</text:p>
          </table:table-cell>
          <table:table-cell office:value-type="float" office:value="54.5403802533" calcext:value-type="float">
            <text:p>54.5403802533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54.5261019952" calcext:value-type="float">
            <text:p>54.5261019952</text:p>
          </table:table-cell>
          <table:table-cell office:value-type="float" office:value="3.18221057444E-016" calcext:value-type="float">
            <text:p>3.18221057444E-16</text:p>
          </table:table-cell>
          <table:table-cell office:value-type="float" office:value="54.5261019952" calcext:value-type="float">
            <text:p>54.52610199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.5305926285" calcext:value-type="float">
            <text:p>54.5305926285</text:p>
          </table:table-cell>
          <table:table-cell office:value-type="float" office:value="1.34664782632E-016" calcext:value-type="float">
            <text:p>1.34664782632E-16</text:p>
          </table:table-cell>
          <table:table-cell office:value-type="float" office:value="54.5305926285" calcext:value-type="float">
            <text:p>54.530592628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54.4909677847" calcext:value-type="float">
            <text:p>54.4909677847</text:p>
          </table:table-cell>
          <table:table-cell office:value-type="float" office:value="-7.52283649594E-017" calcext:value-type="float">
            <text:p>-7.52283649594E-17</text:p>
          </table:table-cell>
          <table:table-cell office:value-type="float" office:value="54.4909677847" calcext:value-type="float">
            <text:p>54.490967784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4.4802917714" calcext:value-type="float">
            <text:p>54.4802917714</text:p>
          </table:table-cell>
          <table:table-cell office:value-type="float" office:value="2.44819821199E-016" calcext:value-type="float">
            <text:p>2.44819821199E-16</text:p>
          </table:table-cell>
          <table:table-cell office:value-type="float" office:value="54.4802917714" calcext:value-type="float">
            <text:p>54.4802917714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99.874453189" calcext:value-type="float">
            <text:p>99.874453189</text:p>
          </table:table-cell>
          <table:table-cell office:value-type="float" office:value="9.15669873413E-016" calcext:value-type="float">
            <text:p>9.15669873413E-16</text:p>
          </table:table-cell>
          <table:table-cell office:value-type="float" office:value="99.874453189" calcext:value-type="float">
            <text:p>99.87445318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9.8686472459" calcext:value-type="float">
            <text:p>99.8686472459</text:p>
          </table:table-cell>
          <table:table-cell office:value-type="float" office:value="1.141132588E-015" calcext:value-type="float">
            <text:p>1.141132588E-15</text:p>
          </table:table-cell>
          <table:table-cell office:value-type="float" office:value="99.8686472459" calcext:value-type="float">
            <text:p>99.8686472459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99.8628202075" calcext:value-type="float">
            <text:p>99.8628202075</text:p>
          </table:table-cell>
          <table:table-cell office:value-type="float" office:value="1.20809345722E-015" calcext:value-type="float">
            <text:p>1.20809345722E-15</text:p>
          </table:table-cell>
          <table:table-cell office:value-type="float" office:value="99.8628202075" calcext:value-type="float">
            <text:p>99.862820207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99.8569070557" calcext:value-type="float">
            <text:p>99.8569070557</text:p>
          </table:table-cell>
          <table:table-cell office:value-type="float" office:value="6.58602056567E-016" calcext:value-type="float">
            <text:p>6.58602056567E-16</text:p>
          </table:table-cell>
          <table:table-cell office:value-type="float" office:value="99.8569070557" calcext:value-type="float">
            <text:p>99.8569070557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99.8509324975" calcext:value-type="float">
            <text:p>99.8509324975</text:p>
          </table:table-cell>
          <table:table-cell office:value-type="float" office:value="4.79473053852E-016" calcext:value-type="float">
            <text:p>4.79473053852E-16</text:p>
          </table:table-cell>
          <table:table-cell office:value-type="float" office:value="99.8509324975" calcext:value-type="float">
            <text:p>99.85093249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9.8449209665" calcext:value-type="float">
            <text:p>99.8449209665</text:p>
          </table:table-cell>
          <table:table-cell office:value-type="float" office:value="7.96634462294E-016" calcext:value-type="float">
            <text:p>7.96634462294E-16</text:p>
          </table:table-cell>
          <table:table-cell office:value-type="float" office:value="99.8449209665" calcext:value-type="float">
            <text:p>99.8449209665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99.8388882166" calcext:value-type="float">
            <text:p>99.8388882166</text:p>
          </table:table-cell>
          <table:table-cell office:value-type="float" office:value="1.00255589581E-015" calcext:value-type="float">
            <text:p>1.00255589581E-15</text:p>
          </table:table-cell>
          <table:table-cell office:value-type="float" office:value="99.8388882166" calcext:value-type="float">
            <text:p>99.838888216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99.8328499424" calcext:value-type="float">
            <text:p>99.8328499424</text:p>
          </table:table-cell>
          <table:table-cell office:value-type="float" office:value="7.61061396062E-016" calcext:value-type="float">
            <text:p>7.61061396062E-16</text:p>
          </table:table-cell>
          <table:table-cell office:value-type="float" office:value="99.8328499424" calcext:value-type="float">
            <text:p>99.8328499424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99.8268154778" calcext:value-type="float">
            <text:p>99.8268154778</text:p>
          </table:table-cell>
          <table:table-cell office:value-type="float" office:value="9.96969009137E-016" calcext:value-type="float">
            <text:p>9.96969009137E-16</text:p>
          </table:table-cell>
          <table:table-cell office:value-type="float" office:value="99.8268154778" calcext:value-type="float">
            <text:p>99.826815477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4.4476972705" calcext:value-type="float">
            <text:p>54.4476972705</text:p>
          </table:table-cell>
          <table:table-cell office:value-type="float" office:value="1.11907287797E-017" calcext:value-type="float">
            <text:p>1.11907287797E-17</text:p>
          </table:table-cell>
          <table:table-cell office:value-type="float" office:value="54.4476972705" calcext:value-type="float">
            <text:p>54.4476972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4:29:12.231310724</dc:date>
    <meta:editing-duration>PT1M54S</meta:editing-duration>
    <meta:editing-cycles>1</meta:editing-cycles>
    <meta:document-statistic meta:table-count="1" meta:cell-count="4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A1:EnergyVals.D101" svg:x="0.32cm" svg:y="0.18cm" svg:width="12.508cm" svg:height="8.64cm">
          <chartooo:coordinate-region svg:x="1.047cm" svg:y="0.379cm" svg:width="11.5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nergyVals.A1:EnergyVals.A101" chart:class="chart:line">
            <chart:data-point chart:repeated="101"/>
          </chart:series>
          <chart:series chart:style-name="ch7" chart:values-cell-range-address="EnergyVals.B1:EnergyVals.B101" chart:class="chart:line">
            <chart:data-point chart:repeated="101"/>
          </chart:series>
          <chart:series chart:style-name="ch8" chart:values-cell-range-address="EnergyVals.C1:EnergyVals.C101" chart:class="chart:line">
            <chart:data-point chart:repeated="101"/>
          </chart:series>
          <chart:series chart:style-name="ch9" chart:values-cell-range-address="EnergyVals.D1:EnergyVals.D10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10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1.7028555528">
                <text:p>11.7028555528</text:p>
              </table:table-cell>
              <table:table-cell office:value-type="float" office:value="-4.04697883385E-017">
                <text:p>-4.04697883385E-017</text:p>
              </table:table-cell>
              <table:table-cell office:value-type="float" office:value="11.7028555528">
                <text:p>11.7028555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1.7028555737">
                <text:p>11.7028555737</text:p>
              </table:table-cell>
              <table:table-cell office:value-type="float" office:value="-3.74074916512E-017">
                <text:p>-3.74074916512E-017</text:p>
              </table:table-cell>
              <table:table-cell office:value-type="float" office:value="11.7028555737">
                <text:p>11.7028555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1.7028555899">
                <text:p>11.7028555899</text:p>
              </table:table-cell>
              <table:table-cell office:value-type="float" office:value="-3.48713807526E-017">
                <text:p>-3.48713807526E-017</text:p>
              </table:table-cell>
              <table:table-cell office:value-type="float" office:value="11.7028555899">
                <text:p>11.7028555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2.42021868614E-017">
                <text:p>-2.42021868614E-017</text:p>
              </table:table-cell>
              <table:table-cell office:value-type="float" office:value="11.7028556033">
                <text:p>11.7028556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1.7028556151">
                <text:p>11.7028556151</text:p>
              </table:table-cell>
              <table:table-cell office:value-type="float" office:value="-3.60767986992E-017">
                <text:p>-3.60767986992E-017</text:p>
              </table:table-cell>
              <table:table-cell office:value-type="float" office:value="11.7028556151">
                <text:p>11.7028556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44542178778E-017">
                <text:p>-2.44542178778E-017</text:p>
              </table:table-cell>
              <table:table-cell office:value-type="float" office:value="11.7028556252">
                <text:p>11.7028556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1.7028556343">
                <text:p>11.7028556343</text:p>
              </table:table-cell>
              <table:table-cell office:value-type="float" office:value="-3.79134681867E-017">
                <text:p>-3.79134681867E-017</text:p>
              </table:table-cell>
              <table:table-cell office:value-type="float" office:value="11.7028556343">
                <text:p>11.7028556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98214286627E-017">
                <text:p>-1.98214286627E-017</text:p>
              </table:table-cell>
              <table:table-cell office:value-type="float" office:value="11.7028556425">
                <text:p>11.7028556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1.7028556502">
                <text:p>11.7028556502</text:p>
              </table:table-cell>
              <table:table-cell office:value-type="float" office:value="-2.03830674444E-017">
                <text:p>-2.03830674444E-017</text:p>
              </table:table-cell>
              <table:table-cell office:value-type="float" office:value="11.7028556502">
                <text:p>11.7028556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1.7028556574">
                <text:p>11.7028556574</text:p>
              </table:table-cell>
              <table:table-cell office:value-type="float" office:value="-2.34364772058E-017">
                <text:p>-2.34364772058E-017</text:p>
              </table:table-cell>
              <table:table-cell office:value-type="float" office:value="11.7028556574">
                <text:p>11.7028556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21.4607265954">
                <text:p>21.4607265954</text:p>
              </table:table-cell>
              <table:table-cell office:value-type="float" office:value="2.35189220359E-016">
                <text:p>2.35189220359E-016</text:p>
              </table:table-cell>
              <table:table-cell office:value-type="float" office:value="21.4607265954">
                <text:p>21.4607265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21.4639505362">
                <text:p>21.4639505362</text:p>
              </table:table-cell>
              <table:table-cell office:value-type="float" office:value="1.72900143371E-016">
                <text:p>1.72900143371E-016</text:p>
              </table:table-cell>
              <table:table-cell office:value-type="float" office:value="21.4639505362">
                <text:p>21.4639505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21.4605753996">
                <text:p>21.4605753996</text:p>
              </table:table-cell>
              <table:table-cell office:value-type="float" office:value="1.02180966773E-016">
                <text:p>1.02180966773E-016</text:p>
              </table:table-cell>
              <table:table-cell office:value-type="float" office:value="21.4605753996">
                <text:p>21.4605753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21.4560622637">
                <text:p>21.4560622637</text:p>
              </table:table-cell>
              <table:table-cell office:value-type="float" office:value="7.48017260145E-017">
                <text:p>7.48017260145E-017</text:p>
              </table:table-cell>
              <table:table-cell office:value-type="float" office:value="21.4560622637">
                <text:p>21.4560622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21.4558055305">
                <text:p>21.4558055305</text:p>
              </table:table-cell>
              <table:table-cell office:value-type="float" office:value="8.55151529136E-017">
                <text:p>8.55151529136E-017</text:p>
              </table:table-cell>
              <table:table-cell office:value-type="float" office:value="21.4558055305">
                <text:p>21.4558055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21.4600898455">
                <text:p>21.4600898455</text:p>
              </table:table-cell>
              <table:table-cell office:value-type="float" office:value="6.85279965584E-017">
                <text:p>6.85279965584E-017</text:p>
              </table:table-cell>
              <table:table-cell office:value-type="float" office:value="21.4600898455">
                <text:p>21.4600898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21.4637381634">
                <text:p>21.4637381634</text:p>
              </table:table-cell>
              <table:table-cell office:value-type="float" office:value="-3.7958973133E-018">
                <text:p>-3.7958973133E-018</text:p>
              </table:table-cell>
              <table:table-cell office:value-type="float" office:value="21.4637381634">
                <text:p>21.463738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21.4604118573">
                <text:p>21.4604118573</text:p>
              </table:table-cell>
              <table:table-cell office:value-type="float" office:value="-8.94141508592E-018">
                <text:p>-8.94141508592E-018</text:p>
              </table:table-cell>
              <table:table-cell office:value-type="float" office:value="21.4604118573">
                <text:p>21.4604118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21.4543144478">
                <text:p>21.4543144478</text:p>
              </table:table-cell>
              <table:table-cell office:value-type="float" office:value="4.88738875473E-017">
                <text:p>4.88738875473E-017</text:p>
              </table:table-cell>
              <table:table-cell office:value-type="float" office:value="21.4543144478">
                <text:p>21.4543144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26.573399661">
                <text:p>26.573399661</text:p>
              </table:table-cell>
              <table:table-cell office:value-type="float" office:value="1.34320124579E-016">
                <text:p>1.34320124579E-016</text:p>
              </table:table-cell>
              <table:table-cell office:value-type="float" office:value="26.573399661">
                <text:p>26.5733996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26.5652412037">
                <text:p>26.5652412037</text:p>
              </table:table-cell>
              <table:table-cell office:value-type="float" office:value="2.42418117013E-016">
                <text:p>2.42418117013E-016</text:p>
              </table:table-cell>
              <table:table-cell office:value-type="float" office:value="26.5652412037">
                <text:p>26.5652412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26.5888972414">
                <text:p>26.5888972414</text:p>
              </table:table-cell>
              <table:table-cell office:value-type="float" office:value="1.76218720327E-016">
                <text:p>1.76218720327E-016</text:p>
              </table:table-cell>
              <table:table-cell office:value-type="float" office:value="26.5888972414">
                <text:p>26.5888972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6.5608553376">
                <text:p>26.5608553376</text:p>
              </table:table-cell>
              <table:table-cell office:value-type="float" office:value="-8.60142027838E-018">
                <text:p>-8.60142027838E-018</text:p>
              </table:table-cell>
              <table:table-cell office:value-type="float" office:value="26.5608553376">
                <text:p>26.5608553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6.5577313335">
                <text:p>26.5577313335</text:p>
              </table:table-cell>
              <table:table-cell office:value-type="float" office:value="2.67578655733E-017">
                <text:p>2.67578655733E-017</text:p>
              </table:table-cell>
              <table:table-cell office:value-type="float" office:value="26.5577313335">
                <text:p>26.5577313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26.5569577994">
                <text:p>26.5569577994</text:p>
              </table:table-cell>
              <table:table-cell office:value-type="float" office:value="2.44044855827E-017">
                <text:p>2.44044855827E-017</text:p>
              </table:table-cell>
              <table:table-cell office:value-type="float" office:value="26.5569577994">
                <text:p>26.5569577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26.55629304">
                <text:p>26.55629304</text:p>
              </table:table-cell>
              <table:table-cell office:value-type="float" office:value="5.24213919911E-017">
                <text:p>5.24213919911E-017</text:p>
              </table:table-cell>
              <table:table-cell office:value-type="float" office:value="26.55629304">
                <text:p>26.55629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26.5557068463">
                <text:p>26.5557068463</text:p>
              </table:table-cell>
              <table:table-cell office:value-type="float" office:value="-2.40491637997E-017">
                <text:p>-2.40491637997E-017</text:p>
              </table:table-cell>
              <table:table-cell office:value-type="float" office:value="26.5557068463">
                <text:p>26.5557068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26.5551804365">
                <text:p>26.5551804365</text:p>
              </table:table-cell>
              <table:table-cell office:value-type="float" office:value="5.47884154659E-017">
                <text:p>5.47884154659E-017</text:p>
              </table:table-cell>
              <table:table-cell office:value-type="float" office:value="26.5551804365">
                <text:p>26.5551804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26.5547012452">
                <text:p>26.5547012452</text:p>
              </table:table-cell>
              <table:table-cell office:value-type="float" office:value="5.6670098427E-017">
                <text:p>5.6670098427E-017</text:p>
              </table:table-cell>
              <table:table-cell office:value-type="float" office:value="26.5547012452">
                <text:p>26.5547012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26.5542604168">
                <text:p>26.5542604168</text:p>
              </table:table-cell>
              <table:table-cell office:value-type="float" office:value="4.84707870912E-017">
                <text:p>4.84707870912E-017</text:p>
              </table:table-cell>
              <table:table-cell office:value-type="float" office:value="26.5542604168">
                <text:p>26.5542604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48.6825017664">
                <text:p>48.6825017664</text:p>
              </table:table-cell>
              <table:table-cell office:value-type="float" office:value="3.5023921946E-016">
                <text:p>3.5023921946E-016</text:p>
              </table:table-cell>
              <table:table-cell office:value-type="float" office:value="48.6825017664">
                <text:p>48.6825017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48.6822101417">
                <text:p>48.6822101417</text:p>
              </table:table-cell>
              <table:table-cell office:value-type="float" office:value="5.76625406867E-016">
                <text:p>5.76625406867E-016</text:p>
              </table:table-cell>
              <table:table-cell office:value-type="float" office:value="48.6822101417">
                <text:p>48.6822101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48.6819288921">
                <text:p>48.6819288921</text:p>
              </table:table-cell>
              <table:table-cell office:value-type="float" office:value="5.25745433927E-016">
                <text:p>5.25745433927E-016</text:p>
              </table:table-cell>
              <table:table-cell office:value-type="float" office:value="48.6819288921">
                <text:p>48.6819288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48.6816571906">
                <text:p>48.6816571906</text:p>
              </table:table-cell>
              <table:table-cell office:value-type="float" office:value="5.41390951139E-016">
                <text:p>5.41390951139E-016</text:p>
              </table:table-cell>
              <table:table-cell office:value-type="float" office:value="48.6816571906">
                <text:p>48.6816571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48.681394768">
                <text:p>48.681394768</text:p>
              </table:table-cell>
              <table:table-cell office:value-type="float" office:value="6.09157941765E-016">
                <text:p>6.09157941765E-016</text:p>
              </table:table-cell>
              <table:table-cell office:value-type="float" office:value="48.681394768">
                <text:p>48.681394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48.6816979109">
                <text:p>48.6816979109</text:p>
              </table:table-cell>
              <table:table-cell office:value-type="float" office:value="5.32929204256E-016">
                <text:p>5.32929204256E-016</text:p>
              </table:table-cell>
              <table:table-cell office:value-type="float" office:value="48.6816979109">
                <text:p>48.6816979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48.6878151153">
                <text:p>48.6878151153</text:p>
              </table:table-cell>
              <table:table-cell office:value-type="float" office:value="4.71010649899E-016">
                <text:p>4.71010649899E-016</text:p>
              </table:table-cell>
              <table:table-cell office:value-type="float" office:value="48.6878151153">
                <text:p>48.6878151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48.689021118">
                <text:p>48.689021118</text:p>
              </table:table-cell>
              <table:table-cell office:value-type="float" office:value="4.1744114248E-016">
                <text:p>4.1744114248E-016</text:p>
              </table:table-cell>
              <table:table-cell office:value-type="float" office:value="48.689021118">
                <text:p>48.689021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48.6845107211">
                <text:p>48.6845107211</text:p>
              </table:table-cell>
              <table:table-cell office:value-type="float" office:value="3.57947531406E-016">
                <text:p>3.57947531406E-016</text:p>
              </table:table-cell>
              <table:table-cell office:value-type="float" office:value="48.6845107211">
                <text:p>48.6845107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53.7125035644">
                <text:p>53.7125035644</text:p>
              </table:table-cell>
              <table:table-cell office:value-type="float" office:value="5.19839748875E-016">
                <text:p>5.19839748875E-016</text:p>
              </table:table-cell>
              <table:table-cell office:value-type="float" office:value="53.7125035644">
                <text:p>53.7125035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5">
                <text:p>1.025</text:p>
              </table:table-cell>
              <table:table-cell office:value-type="float" office:value="53.7003768024">
                <text:p>53.7003768024</text:p>
              </table:table-cell>
              <table:table-cell office:value-type="float" office:value="7.73222027078E-016">
                <text:p>7.73222027078E-016</text:p>
              </table:table-cell>
              <table:table-cell office:value-type="float" office:value="53.7003768024">
                <text:p>53.7003768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">
                <text:p>1.05</text:p>
              </table:table-cell>
              <table:table-cell office:value-type="float" office:value="53.7042458301">
                <text:p>53.7042458301</text:p>
              </table:table-cell>
              <table:table-cell office:value-type="float" office:value="4.40711096813E-016">
                <text:p>4.40711096813E-016</text:p>
              </table:table-cell>
              <table:table-cell office:value-type="float" office:value="53.7042458301">
                <text:p>53.7042458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5">
                <text:p>1.075</text:p>
              </table:table-cell>
              <table:table-cell office:value-type="float" office:value="53.6829773333">
                <text:p>53.6829773333</text:p>
              </table:table-cell>
              <table:table-cell office:value-type="float" office:value="5.03266926991E-016">
                <text:p>5.03266926991E-016</text:p>
              </table:table-cell>
              <table:table-cell office:value-type="float" office:value="53.6829773333">
                <text:p>53.682977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">
                <text:p>1.1</text:p>
              </table:table-cell>
              <table:table-cell office:value-type="float" office:value="53.606115509">
                <text:p>53.606115509</text:p>
              </table:table-cell>
              <table:table-cell office:value-type="float" office:value="2.08288427188E-016">
                <text:p>2.08288427188E-016</text:p>
              </table:table-cell>
              <table:table-cell office:value-type="float" office:value="53.606115509">
                <text:p>53.606115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">
                <text:p>1.125</text:p>
              </table:table-cell>
              <table:table-cell office:value-type="float" office:value="53.5056013408">
                <text:p>53.5056013408</text:p>
              </table:table-cell>
              <table:table-cell office:value-type="float" office:value="4.08465861847E-017">
                <text:p>4.08465861847E-017</text:p>
              </table:table-cell>
              <table:table-cell office:value-type="float" office:value="53.5056013408">
                <text:p>53.5056013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">
                <text:p>1.15</text:p>
              </table:table-cell>
              <table:table-cell office:value-type="float" office:value="53.4605527402">
                <text:p>53.4605527402</text:p>
              </table:table-cell>
              <table:table-cell office:value-type="float" office:value="-2.81595980221E-017">
                <text:p>-2.81595980221E-017</text:p>
              </table:table-cell>
              <table:table-cell office:value-type="float" office:value="53.4605527402">
                <text:p>53.4605527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5">
                <text:p>1.175</text:p>
              </table:table-cell>
              <table:table-cell office:value-type="float" office:value="53.4279147582">
                <text:p>53.4279147582</text:p>
              </table:table-cell>
              <table:table-cell office:value-type="float" office:value="1.32807311309E-016">
                <text:p>1.32807311309E-016</text:p>
              </table:table-cell>
              <table:table-cell office:value-type="float" office:value="53.4279147582">
                <text:p>53.4279147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">
                <text:p>1.2</text:p>
              </table:table-cell>
              <table:table-cell office:value-type="float" office:value="53.4013446061">
                <text:p>53.4013446061</text:p>
              </table:table-cell>
              <table:table-cell office:value-type="float" office:value="-1.33692427547E-016">
                <text:p>-1.33692427547E-016</text:p>
              </table:table-cell>
              <table:table-cell office:value-type="float" office:value="53.4013446061">
                <text:p>53.4013446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5">
                <text:p>1.225</text:p>
              </table:table-cell>
              <table:table-cell office:value-type="float" office:value="53.378703579">
                <text:p>53.378703579</text:p>
              </table:table-cell>
              <table:table-cell office:value-type="float" office:value="1.05016090499E-016">
                <text:p>1.05016090499E-016</text:p>
              </table:table-cell>
              <table:table-cell office:value-type="float" office:value="53.378703579">
                <text:p>53.378703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53.3588441515">
                <text:p>53.3588441515</text:p>
              </table:table-cell>
              <table:table-cell office:value-type="float" office:value="1.71064950434E-016">
                <text:p>1.71064950434E-016</text:p>
              </table:table-cell>
              <table:table-cell office:value-type="float" office:value="53.3588441515">
                <text:p>53.3588441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5">
                <text:p>1.275</text:p>
              </table:table-cell>
              <table:table-cell office:value-type="float" office:value="97.8105379672">
                <text:p>97.8105379672</text:p>
              </table:table-cell>
              <table:table-cell office:value-type="float" office:value="1.09025563211E-015">
                <text:p>1.09025563211E-015</text:p>
              </table:table-cell>
              <table:table-cell office:value-type="float" office:value="97.8105379672">
                <text:p>97.8105379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">
                <text:p>1.3</text:p>
              </table:table-cell>
              <table:table-cell office:value-type="float" office:value="97.7974143095">
                <text:p>97.7974143095</text:p>
              </table:table-cell>
              <table:table-cell office:value-type="float" office:value="5.9665873908E-016">
                <text:p>5.9665873908E-016</text:p>
              </table:table-cell>
              <table:table-cell office:value-type="float" office:value="97.7974143095">
                <text:p>97.7974143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5">
                <text:p>1.325</text:p>
              </table:table-cell>
              <table:table-cell office:value-type="float" office:value="97.7848663854">
                <text:p>97.7848663854</text:p>
              </table:table-cell>
              <table:table-cell office:value-type="float" office:value="1.3713452225E-015">
                <text:p>1.3713452225E-015</text:p>
              </table:table-cell>
              <table:table-cell office:value-type="float" office:value="97.7848663854">
                <text:p>97.7848663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">
                <text:p>1.35</text:p>
              </table:table-cell>
              <table:table-cell office:value-type="float" office:value="97.7728465025">
                <text:p>97.7728465025</text:p>
              </table:table-cell>
              <table:table-cell office:value-type="float" office:value="9.38611427255E-016">
                <text:p>9.38611427255E-016</text:p>
              </table:table-cell>
              <table:table-cell office:value-type="float" office:value="97.7728465025">
                <text:p>97.7728465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5">
                <text:p>1.375</text:p>
              </table:table-cell>
              <table:table-cell office:value-type="float" office:value="97.7613140711">
                <text:p>97.7613140711</text:p>
              </table:table-cell>
              <table:table-cell office:value-type="float" office:value="1.27957561052E-015">
                <text:p>1.27957561052E-015</text:p>
              </table:table-cell>
              <table:table-cell office:value-type="float" office:value="97.7613140711">
                <text:p>97.7613140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">
                <text:p>1.4</text:p>
              </table:table-cell>
              <table:table-cell office:value-type="float" office:value="97.7501891085">
                <text:p>97.7501891085</text:p>
              </table:table-cell>
              <table:table-cell office:value-type="float" office:value="9.71801897415E-016">
                <text:p>9.71801897415E-016</text:p>
              </table:table-cell>
              <table:table-cell office:value-type="float" office:value="97.7501891085">
                <text:p>97.7501891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25">
                <text:p>1.425</text:p>
              </table:table-cell>
              <table:table-cell office:value-type="float" office:value="97.7394480852">
                <text:p>97.7394480852</text:p>
              </table:table-cell>
              <table:table-cell office:value-type="float" office:value="1.35254607465E-015">
                <text:p>1.35254607465E-015</text:p>
              </table:table-cell>
              <table:table-cell office:value-type="float" office:value="97.7394480852">
                <text:p>97.7394480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">
                <text:p>1.45</text:p>
              </table:table-cell>
              <table:table-cell office:value-type="float" office:value="97.7290627218">
                <text:p>97.7290627218</text:p>
              </table:table-cell>
              <table:table-cell office:value-type="float" office:value="1.09808929718E-015">
                <text:p>1.09808929718E-015</text:p>
              </table:table-cell>
              <table:table-cell office:value-type="float" office:value="97.7290627218">
                <text:p>97.7290627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75">
                <text:p>1.475</text:p>
              </table:table-cell>
              <table:table-cell office:value-type="float" office:value="97.7190125445">
                <text:p>97.7190125445</text:p>
              </table:table-cell>
              <table:table-cell office:value-type="float" office:value="1.30352837427E-015">
                <text:p>1.30352837427E-015</text:p>
              </table:table-cell>
              <table:table-cell office:value-type="float" office:value="97.7190125445">
                <text:p>97.719012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">
                <text:p>1.5</text:p>
              </table:table-cell>
              <table:table-cell office:value-type="float" office:value="54.8118434081">
                <text:p>54.8118434081</text:p>
              </table:table-cell>
              <table:table-cell office:value-type="float" office:value="1.09655254204E-016">
                <text:p>1.09655254204E-016</text:p>
              </table:table-cell>
              <table:table-cell office:value-type="float" office:value="54.8118434081">
                <text:p>54.8118434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25">
                <text:p>1.525</text:p>
              </table:table-cell>
              <table:table-cell office:value-type="float" office:value="54.7908045307">
                <text:p>54.7908045307</text:p>
              </table:table-cell>
              <table:table-cell office:value-type="float" office:value="2.85046704451E-019">
                <text:p>2.85046704451E-019</text:p>
              </table:table-cell>
              <table:table-cell office:value-type="float" office:value="54.7908045307">
                <text:p>54.7908045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">
                <text:p>1.55</text:p>
              </table:table-cell>
              <table:table-cell office:value-type="float" office:value="54.7668710819">
                <text:p>54.7668710819</text:p>
              </table:table-cell>
              <table:table-cell office:value-type="float" office:value="5.31711516042E-016">
                <text:p>5.31711516042E-016</text:p>
              </table:table-cell>
              <table:table-cell office:value-type="float" office:value="54.7668710819">
                <text:p>54.7668710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5">
                <text:p>1.575</text:p>
              </table:table-cell>
              <table:table-cell office:value-type="float" office:value="54.7629881438">
                <text:p>54.7629881438</text:p>
              </table:table-cell>
              <table:table-cell office:value-type="float" office:value="8.18928878854E-016">
                <text:p>8.18928878854E-016</text:p>
              </table:table-cell>
              <table:table-cell office:value-type="float" office:value="54.7629881438">
                <text:p>54.7629881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">
                <text:p>1.6</text:p>
              </table:table-cell>
              <table:table-cell office:value-type="float" office:value="54.7635742717">
                <text:p>54.7635742717</text:p>
              </table:table-cell>
              <table:table-cell office:value-type="float" office:value="5.86666133343E-016">
                <text:p>5.86666133343E-016</text:p>
              </table:table-cell>
              <table:table-cell office:value-type="float" office:value="54.7635742717">
                <text:p>54.7635742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5">
                <text:p>1.625</text:p>
              </table:table-cell>
              <table:table-cell office:value-type="float" office:value="54.7309303662">
                <text:p>54.7309303662</text:p>
              </table:table-cell>
              <table:table-cell office:value-type="float" office:value="5.9363002923E-016">
                <text:p>5.9363002923E-016</text:p>
              </table:table-cell>
              <table:table-cell office:value-type="float" office:value="54.7309303662">
                <text:p>54.7309303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">
                <text:p>1.65</text:p>
              </table:table-cell>
              <table:table-cell office:value-type="float" office:value="54.7217105203">
                <text:p>54.7217105203</text:p>
              </table:table-cell>
              <table:table-cell office:value-type="float" office:value="3.89956166597E-016">
                <text:p>3.89956166597E-016</text:p>
              </table:table-cell>
              <table:table-cell office:value-type="float" office:value="54.7217105203">
                <text:p>54.7217105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5">
                <text:p>1.675</text:p>
              </table:table-cell>
              <table:table-cell office:value-type="float" office:value="54.6719927947">
                <text:p>54.6719927947</text:p>
              </table:table-cell>
              <table:table-cell office:value-type="float" office:value="2.056341376E-016">
                <text:p>2.056341376E-016</text:p>
              </table:table-cell>
              <table:table-cell office:value-type="float" office:value="54.6719927947">
                <text:p>54.6719927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">
                <text:p>1.7</text:p>
              </table:table-cell>
              <table:table-cell office:value-type="float" office:value="54.652528977">
                <text:p>54.652528977</text:p>
              </table:table-cell>
              <table:table-cell office:value-type="float" office:value="-1.0356160801E-017">
                <text:p>-1.0356160801E-017</text:p>
              </table:table-cell>
              <table:table-cell office:value-type="float" office:value="54.652528977">
                <text:p>54.652528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25">
                <text:p>1.725</text:p>
              </table:table-cell>
              <table:table-cell office:value-type="float" office:value="54.6356468301">
                <text:p>54.6356468301</text:p>
              </table:table-cell>
              <table:table-cell office:value-type="float" office:value="3.98611615223E-017">
                <text:p>3.98611615223E-017</text:p>
              </table:table-cell>
              <table:table-cell office:value-type="float" office:value="54.6356468301">
                <text:p>54.6356468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">
                <text:p>1.75</text:p>
              </table:table-cell>
              <table:table-cell office:value-type="float" office:value="54.6200684304">
                <text:p>54.6200684304</text:p>
              </table:table-cell>
              <table:table-cell office:value-type="float" office:value="-9.56568167878E-017">
                <text:p>-9.56568167878E-017</text:p>
              </table:table-cell>
              <table:table-cell office:value-type="float" office:value="54.6200684304">
                <text:p>54.6200684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5">
                <text:p>1.775</text:p>
              </table:table-cell>
              <table:table-cell office:value-type="float" office:value="100.125394033">
                <text:p>100.125394033</text:p>
              </table:table-cell>
              <table:table-cell office:value-type="float" office:value="1.35775839379E-015">
                <text:p>1.35775839379E-015</text:p>
              </table:table-cell>
              <table:table-cell office:value-type="float" office:value="100.125394033">
                <text:p>100.125394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">
                <text:p>1.8</text:p>
              </table:table-cell>
              <table:table-cell office:value-type="float" office:value="100.114688199">
                <text:p>100.114688199</text:p>
              </table:table-cell>
              <table:table-cell office:value-type="float" office:value="1.17333925278E-015">
                <text:p>1.17333925278E-015</text:p>
              </table:table-cell>
              <table:table-cell office:value-type="float" office:value="100.114688199">
                <text:p>100.114688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5">
                <text:p>1.825</text:p>
              </table:table-cell>
              <table:table-cell office:value-type="float" office:value="100.104279247">
                <text:p>100.104279247</text:p>
              </table:table-cell>
              <table:table-cell office:value-type="float" office:value="1.44610313965E-015">
                <text:p>1.44610313965E-015</text:p>
              </table:table-cell>
              <table:table-cell office:value-type="float" office:value="100.104279247">
                <text:p>100.104279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">
                <text:p>1.85</text:p>
              </table:table-cell>
              <table:table-cell office:value-type="float" office:value="100.094130436">
                <text:p>100.094130436</text:p>
              </table:table-cell>
              <table:table-cell office:value-type="float" office:value="8.47607752343E-016">
                <text:p>8.47607752343E-016</text:p>
              </table:table-cell>
              <table:table-cell office:value-type="float" office:value="100.094130436">
                <text:p>100.094130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75">
                <text:p>1.875</text:p>
              </table:table-cell>
              <table:table-cell office:value-type="float" office:value="100.084227156">
                <text:p>100.084227156</text:p>
              </table:table-cell>
              <table:table-cell office:value-type="float" office:value="8.94962316166E-016">
                <text:p>8.94962316166E-016</text:p>
              </table:table-cell>
              <table:table-cell office:value-type="float" office:value="100.084227156">
                <text:p>100.084227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">
                <text:p>1.9</text:p>
              </table:table-cell>
              <table:table-cell office:value-type="float" office:value="100.074524007">
                <text:p>100.074524007</text:p>
              </table:table-cell>
              <table:table-cell office:value-type="float" office:value="8.05062182651E-016">
                <text:p>8.05062182651E-016</text:p>
              </table:table-cell>
              <table:table-cell office:value-type="float" office:value="100.074524007">
                <text:p>100.074524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5">
                <text:p>1.925</text:p>
              </table:table-cell>
              <table:table-cell office:value-type="float" office:value="100.065000162">
                <text:p>100.065000162</text:p>
              </table:table-cell>
              <table:table-cell office:value-type="float" office:value="1.26980861303E-015">
                <text:p>1.26980861303E-015</text:p>
              </table:table-cell>
              <table:table-cell office:value-type="float" office:value="100.065000162">
                <text:p>100.065000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">
                <text:p>1.95</text:p>
              </table:table-cell>
              <table:table-cell office:value-type="float" office:value="100.055655176">
                <text:p>100.055655176</text:p>
              </table:table-cell>
              <table:table-cell office:value-type="float" office:value="8.95289485489E-016">
                <text:p>8.95289485489E-016</text:p>
              </table:table-cell>
              <table:table-cell office:value-type="float" office:value="100.055655176">
                <text:p>100.055655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75">
                <text:p>1.975</text:p>
              </table:table-cell>
              <table:table-cell office:value-type="float" office:value="100.046485836">
                <text:p>100.046485836</text:p>
              </table:table-cell>
              <table:table-cell office:value-type="float" office:value="9.73056641154E-016">
                <text:p>9.73056641154E-016</text:p>
              </table:table-cell>
              <table:table-cell office:value-type="float" office:value="100.046485836">
                <text:p>100.0464858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54.5659027358">
                <text:p>54.5659027358</text:p>
              </table:table-cell>
              <table:table-cell office:value-type="float" office:value="9.873143934E-018">
                <text:p>9.873143934E-018</text:p>
              </table:table-cell>
              <table:table-cell office:value-type="float" office:value="54.5659027358">
                <text:p>54.565902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5">
                <text:p>2.025</text:p>
              </table:table-cell>
              <table:table-cell office:value-type="float" office:value="54.5510743844">
                <text:p>54.5510743844</text:p>
              </table:table-cell>
              <table:table-cell office:value-type="float" office:value="-4.62315949669E-017">
                <text:p>-4.62315949669E-017</text:p>
              </table:table-cell>
              <table:table-cell office:value-type="float" office:value="54.5510743844">
                <text:p>54.5510743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">
                <text:p>2.05</text:p>
              </table:table-cell>
              <table:table-cell office:value-type="float" office:value="54.5352438244">
                <text:p>54.5352438244</text:p>
              </table:table-cell>
              <table:table-cell office:value-type="float" office:value="-7.27961970631E-017">
                <text:p>-7.27961970631E-017</text:p>
              </table:table-cell>
              <table:table-cell office:value-type="float" office:value="54.5352438244">
                <text:p>54.5352438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5">
                <text:p>2.075</text:p>
              </table:table-cell>
              <table:table-cell office:value-type="float" office:value="54.525937076">
                <text:p>54.525937076</text:p>
              </table:table-cell>
              <table:table-cell office:value-type="float" office:value="2.39519965475E-016">
                <text:p>2.39519965475E-016</text:p>
              </table:table-cell>
              <table:table-cell office:value-type="float" office:value="54.525937076">
                <text:p>54.525937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54.5165348136">
                <text:p>54.5165348136</text:p>
              </table:table-cell>
              <table:table-cell office:value-type="float" office:value="3.40428573254E-016">
                <text:p>3.40428573254E-016</text:p>
              </table:table-cell>
              <table:table-cell office:value-type="float" office:value="54.5165348136">
                <text:p>54.5165348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5">
                <text:p>2.125</text:p>
              </table:table-cell>
              <table:table-cell office:value-type="float" office:value="54.5162512162">
                <text:p>54.5162512162</text:p>
              </table:table-cell>
              <table:table-cell office:value-type="float" office:value="5.00944698431E-016">
                <text:p>5.00944698431E-016</text:p>
              </table:table-cell>
              <table:table-cell office:value-type="float" office:value="54.5162512162">
                <text:p>54.5162512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">
                <text:p>2.15</text:p>
              </table:table-cell>
              <table:table-cell office:value-type="float" office:value="54.5403802533">
                <text:p>54.5403802533</text:p>
              </table:table-cell>
              <table:table-cell office:value-type="float" office:value="5.47406477362E-016">
                <text:p>5.47406477362E-016</text:p>
              </table:table-cell>
              <table:table-cell office:value-type="float" office:value="54.5403802533">
                <text:p>54.5403802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5">
                <text:p>2.175</text:p>
              </table:table-cell>
              <table:table-cell office:value-type="float" office:value="54.5261019952">
                <text:p>54.5261019952</text:p>
              </table:table-cell>
              <table:table-cell office:value-type="float" office:value="3.18221057444E-016">
                <text:p>3.18221057444E-016</text:p>
              </table:table-cell>
              <table:table-cell office:value-type="float" office:value="54.5261019952">
                <text:p>54.5261019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54.5305926285">
                <text:p>54.5305926285</text:p>
              </table:table-cell>
              <table:table-cell office:value-type="float" office:value="1.34664782632E-016">
                <text:p>1.34664782632E-016</text:p>
              </table:table-cell>
              <table:table-cell office:value-type="float" office:value="54.5305926285">
                <text:p>54.5305926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25">
                <text:p>2.225</text:p>
              </table:table-cell>
              <table:table-cell office:value-type="float" office:value="54.4909677847">
                <text:p>54.4909677847</text:p>
              </table:table-cell>
              <table:table-cell office:value-type="float" office:value="-7.52283649594E-017">
                <text:p>-7.52283649594E-017</text:p>
              </table:table-cell>
              <table:table-cell office:value-type="float" office:value="54.4909677847">
                <text:p>54.4909677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">
                <text:p>2.25</text:p>
              </table:table-cell>
              <table:table-cell office:value-type="float" office:value="54.4802917714">
                <text:p>54.4802917714</text:p>
              </table:table-cell>
              <table:table-cell office:value-type="float" office:value="2.44819821199E-016">
                <text:p>2.44819821199E-016</text:p>
              </table:table-cell>
              <table:table-cell office:value-type="float" office:value="54.4802917714">
                <text:p>54.4802917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75">
                <text:p>2.275</text:p>
              </table:table-cell>
              <table:table-cell office:value-type="float" office:value="99.874453189">
                <text:p>99.874453189</text:p>
              </table:table-cell>
              <table:table-cell office:value-type="float" office:value="9.15669873413E-016">
                <text:p>9.15669873413E-016</text:p>
              </table:table-cell>
              <table:table-cell office:value-type="float" office:value="99.874453189">
                <text:p>99.874453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">
                <text:p>2.3</text:p>
              </table:table-cell>
              <table:table-cell office:value-type="float" office:value="99.8686472459">
                <text:p>99.8686472459</text:p>
              </table:table-cell>
              <table:table-cell office:value-type="float" office:value="1.141132588E-015">
                <text:p>1.141132588E-015</text:p>
              </table:table-cell>
              <table:table-cell office:value-type="float" office:value="99.8686472459">
                <text:p>99.8686472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25">
                <text:p>2.325</text:p>
              </table:table-cell>
              <table:table-cell office:value-type="float" office:value="99.8628202075">
                <text:p>99.8628202075</text:p>
              </table:table-cell>
              <table:table-cell office:value-type="float" office:value="1.20809345722E-015">
                <text:p>1.20809345722E-015</text:p>
              </table:table-cell>
              <table:table-cell office:value-type="float" office:value="99.8628202075">
                <text:p>99.8628202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">
                <text:p>2.35</text:p>
              </table:table-cell>
              <table:table-cell office:value-type="float" office:value="99.8569070557">
                <text:p>99.8569070557</text:p>
              </table:table-cell>
              <table:table-cell office:value-type="float" office:value="6.58602056567E-016">
                <text:p>6.58602056567E-016</text:p>
              </table:table-cell>
              <table:table-cell office:value-type="float" office:value="99.8569070557">
                <text:p>99.85690705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5">
                <text:p>2.375</text:p>
              </table:table-cell>
              <table:table-cell office:value-type="float" office:value="99.8509324975">
                <text:p>99.8509324975</text:p>
              </table:table-cell>
              <table:table-cell office:value-type="float" office:value="4.79473053852E-016">
                <text:p>4.79473053852E-016</text:p>
              </table:table-cell>
              <table:table-cell office:value-type="float" office:value="99.8509324975">
                <text:p>99.85093249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">
                <text:p>2.4</text:p>
              </table:table-cell>
              <table:table-cell office:value-type="float" office:value="99.8449209665">
                <text:p>99.8449209665</text:p>
              </table:table-cell>
              <table:table-cell office:value-type="float" office:value="7.96634462294E-016">
                <text:p>7.96634462294E-016</text:p>
              </table:table-cell>
              <table:table-cell office:value-type="float" office:value="99.8449209665">
                <text:p>99.8449209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5">
                <text:p>2.425</text:p>
              </table:table-cell>
              <table:table-cell office:value-type="float" office:value="99.8388882166">
                <text:p>99.8388882166</text:p>
              </table:table-cell>
              <table:table-cell office:value-type="float" office:value="1.00255589581E-015">
                <text:p>1.00255589581E-015</text:p>
              </table:table-cell>
              <table:table-cell office:value-type="float" office:value="99.8388882166">
                <text:p>99.8388882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">
                <text:p>2.45</text:p>
              </table:table-cell>
              <table:table-cell office:value-type="float" office:value="99.8328499424">
                <text:p>99.8328499424</text:p>
              </table:table-cell>
              <table:table-cell office:value-type="float" office:value="7.61061396062E-016">
                <text:p>7.61061396062E-016</text:p>
              </table:table-cell>
              <table:table-cell office:value-type="float" office:value="99.8328499424">
                <text:p>99.8328499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">
                <text:p>2.475</text:p>
              </table:table-cell>
              <table:table-cell office:value-type="float" office:value="99.8268154778">
                <text:p>99.8268154778</text:p>
              </table:table-cell>
              <table:table-cell office:value-type="float" office:value="9.96969009137E-016">
                <text:p>9.96969009137E-016</text:p>
              </table:table-cell>
              <table:table-cell office:value-type="float" office:value="99.8268154778">
                <text:p>99.8268154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54.4476972705">
                <text:p>54.4476972705</text:p>
              </table:table-cell>
              <table:table-cell office:value-type="float" office:value="1.11907287797E-017">
                <text:p>1.11907287797E-017</text:p>
              </table:table-cell>
              <table:table-cell office:value-type="float" office:value="54.4476972705">
                <text:p>54.4476972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